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vg:font-family="Roboto" style:font-pitch="variable"/>
    <style:font-face style:name="Roboto Light" svg:font-family="'Roboto Light'" style:font-family-generic="roman" style:font-pitch="variable"/>
    <style:font-face style:name="Roboto Light1" svg:font-family="'Roboto Light'" style:font-family-generic="system" style:font-pitch="variable"/>
    <style:font-face style:name="Roboto1" svg:font-family="Roboto" style:font-family-generic="roman" style:font-pitch="variable"/>
    <style:font-face style:name="Roboto2" svg:font-family="Roboto" style:font-family-generic="system" style:font-pitch="variable"/>
  </office:font-face-decls>
  <office:automatic-styles>
    <style:style style:name="P1" style:family="paragraph" style:parent-style-name="Standard">
      <style:text-properties style:font-name="Roboto Light" officeooo:paragraph-rsid="0002e604" style:font-name-asian="Roboto Light1" style:font-name-complex="Roboto Light1"/>
    </style:style>
    <style:style style:name="P2" style:family="paragraph" style:parent-style-name="Standard">
      <style:text-properties style:font-name="Roboto1" fo:font-size="12pt" officeooo:rsid="0002e604" officeooo:paragraph-rsid="0002e604" style:font-name-asian="Roboto2" style:font-size-asian="12pt" style:font-name-complex="Roboto2" style:font-size-complex="12pt"/>
    </style:style>
    <style:style style:name="P3" style:family="paragraph" style:parent-style-name="Standard" style:master-page-name="Standard">
      <style:paragraph-properties style:page-number="1"/>
      <style:text-properties style:font-name="Roboto Light" style:font-name-asian="Roboto Light1" style:font-name-complex="Roboto Light1"/>
    </style:style>
    <style:style style:name="P4" style:family="paragraph" style:parent-style-name="Standard">
      <style:text-properties style:font-name="Roboto Light" officeooo:rsid="0002e604" officeooo:paragraph-rsid="0002e604" style:font-name-asian="Roboto Light1" style:font-name-complex="Roboto Light1"/>
    </style:style>
    <style:style style:name="P5" style:family="paragraph" style:parent-style-name="Standard">
      <style:text-properties style:font-name="Roboto Light" officeooo:rsid="0003149d" officeooo:paragraph-rsid="0003149d" style:font-name-asian="Roboto Light1" style:font-name-complex="Roboto Light1"/>
    </style:style>
    <style:style style:name="P6" style:family="paragraph" style:parent-style-name="Standard">
      <style:paragraph-properties fo:text-align="justify" style:justify-single-word="false"/>
      <style:text-properties style:font-name="Roboto Light" officeooo:rsid="0003149d" officeooo:paragraph-rsid="0003149d" style:font-name-asian="Roboto Light1" style:font-name-complex="Roboto Light1"/>
    </style:style>
    <style:style style:name="P7" style:family="paragraph" style:parent-style-name="Standard">
      <style:text-properties style:font-name="Roboto" fo:font-weight="bold" officeooo:rsid="0002e604" officeooo:paragraph-rsid="0002e604" style:font-name-asian="Roboto Light1" style:font-weight-asian="bold" style:font-name-complex="Roboto Light1" style:font-weight-complex="bold"/>
    </style:style>
    <style:style style:name="T1" style:family="text">
      <style:text-properties officeooo:rsid="0002e604"/>
    </style:style>
    <style:style style:name="T2" style:family="text">
      <style:text-properties style:text-position="super 58%" officeooo:rsid="0002e604"/>
    </style:style>
    <style:style style:name="T3" style:family="text">
      <style:text-properties officeooo:rsid="000375f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Media &amp; Information Literacy</text:span> | <text:span text:style-name="T1">3</text:span><text:span text:style-name="T2">rd</text:span><text:span text:style-name="T1"> </text:span>Quarter</text:p>
      <text:p text:style-name="P2">Written Work 3: Short Activity</text:p>
      <text:p text:style-name="P4">February 13 2022</text:p>
      <text:p text:style-name="P1"/>
      <text:p text:style-name="P7">Write an essay about your analysis and evaluation of the effects of media to the Filipino youth.</text:p>
      <text:p text:style-name="P4"/>
      <text:p text:style-name="P6"><text:tab/>Social media has been a driving force and influence in the 2010s and onward, but media has been the driving force that brought social media into a spotlight. Media is defined by Oxford Languages as “the main means of mass communication (broadcasting, publishing, and the internet) regarded collectively”. Media is also the plural form of the word ‘medium’, which is what it actually is. Media is a medium for information and communication to occur in, and it has had a major impact and role in shaping the Filipino youth as what it is today.</text:p>
      <text:p text:style-name="P5"/>
      <text:p text:style-name="P6"><text:tab/><text:span text:style-name="T3">We can see that everyone today has their own opinion, and everyone is given the right to express it on platforms where they are all on equal grounds. This is one of the marvelous effects that media has brought to the youth and to everyone. But marvelous isn’t the only word to describe the effects of media. Media has also brought negative effects. Yes, media allowed people to form an opinion, and social media allowed people to express their opinions, but social media being a self-centric platform where people can choose to ignore other opinions and focus on what agrees on their opinions, it has made the youth have a strong grip on their opinions. The worst part about this is when not only opinions are being shared on the internet, but also facts that can now be contaminated with falsities and made-up stories. Speaking of facts and stories, media before social media was kind of a terrible time to be in for information delivery. Since news were only broadcasted to an audience and people couldn’t respond to it, the story is only seen in one perspective and that is of the writer or the news press itself collectively. But since the dawn of social media and the advancement of technology, people could post their perspective and side of the story and not only the perspective of the news could be heard by the public. People couldn’t be silenced anymore when they were on the other side of the story. But the points discussed aren’t the only effects of media to the Filipino youth, there’s a larger ocean out there, and we’re only looking at a glass of water in this essay.</text:span></text:p>
      <text:p text:style-name="P6"/>
      <text:p text:style-name="P6"><text:tab/><text:span text:style-name="T3">To conclude this essay, media has struck this century so hard that it has allowed people to be themselves, informed, and opinionated. The media’s effect on the youth and everyone in general is not only good for them, but it is also bad for them. The world keeps going and the word gets around even quicker by the day. But today, we aren’t only there to listen, we’re also here to speak for ourselve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vg:font-family="Roboto" style:font-pitch="variable"/>
    <style:font-face style:name="Roboto Light" svg:font-family="'Roboto Light'" style:font-family-generic="roman" style:font-pitch="variable"/>
    <style:font-face style:name="Roboto Light1" svg:font-family="'Roboto Light'" style:font-family-generic="system" style:font-pitch="variable"/>
    <style:font-face style:name="Roboto1" svg:font-family="Roboto" style:font-family-generic="roman" style:font-pitch="variable"/>
    <style:font-face style:name="Roboto2"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0.3$Linux_X86_64 LibreOffice_project/30$Build-3</meta:generator>
    <dc:title>BAG3 Template</dc:title>
    <meta:creation-date>2022-02-13T23:00:17.136797011</meta:creation-date>
    <meta:editing-duration>PT18M33S</meta:editing-duration>
    <meta:editing-cycles>3</meta:editing-cycles>
    <dc:date>2022-02-16T20:22:36.352570285</dc:date>
    <meta:document-statistic meta:table-count="0" meta:image-count="0" meta:object-count="0" meta:page-count="1" meta:paragraph-count="7" meta:word-count="482" meta:character-count="2712" meta:non-whitespace-character-count="2234"/>
    <meta:template xlink:type="simple" xlink:actuate="onRequest" xlink:title="BAG3 Template" xlink:href="../../../../../../../../.config/libreoffice/4/user/template/BAG3%20Template.ott" meta:date="2022-02-13T23:00:16.088469694"/>
  </office:meta>
</office:document-meta>
</file>